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c61" officeooo:paragraph-rsid="001333da"/>
    </style:style>
    <style:style style:name="P2" style:family="paragraph" style:parent-style-name="Standard">
      <style:text-properties officeooo:rsid="00090c61" officeooo:paragraph-rsid="00139c79"/>
    </style:style>
    <style:style style:name="P3" style:family="paragraph" style:parent-style-name="Standard">
      <style:text-properties officeooo:rsid="001333da" officeooo:paragraph-rsid="001333da"/>
    </style:style>
    <style:style style:name="P4" style:family="paragraph" style:parent-style-name="Standard">
      <style:text-properties officeooo:rsid="0014489d" officeooo:paragraph-rsid="0014489d"/>
    </style:style>
    <style:style style:name="P5" style:family="paragraph" style:parent-style-name="Standard">
      <style:text-properties fo:font-style="italic" fo:font-weight="bold" officeooo:rsid="0014489d" officeooo:paragraph-rsid="0014489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7bf2a" officeooo:paragraph-rsid="0017bf2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8be24" officeooo:paragraph-rsid="0018be24"/>
    </style:style>
    <style:style style:name="P8" style:family="paragraph" style:parent-style-name="Standard">
      <style:text-properties officeooo:rsid="001a36a5" officeooo:paragraph-rsid="001bafd2"/>
    </style:style>
    <style:style style:name="P9" style:family="paragraph" style:parent-style-name="Standard">
      <style:text-properties officeooo:rsid="001bafd2" officeooo:paragraph-rsid="001bafd2"/>
    </style:style>
    <style:style style:name="P10" style:family="paragraph" style:parent-style-name="Standard">
      <style:text-properties officeooo:rsid="001c2044" officeooo:paragraph-rsid="001c2044"/>
    </style:style>
    <style:style style:name="P11" style:family="paragraph" style:parent-style-name="Standard">
      <style:text-properties officeooo:rsid="001c3bfe" officeooo:paragraph-rsid="001c3bfe"/>
    </style:style>
    <style:style style:name="P12" style:family="paragraph" style:parent-style-name="Standard">
      <style:text-properties officeooo:rsid="001efe44" officeooo:paragraph-rsid="001efe44"/>
    </style:style>
    <style:style style:name="P13" style:family="paragraph" style:parent-style-name="Standard">
      <style:text-properties fo:font-size="16pt" fo:font-weight="bold" officeooo:rsid="00090c61" officeooo:paragraph-rsid="001333da" style:font-weight-asian="bold" style:font-weight-complex="bold"/>
    </style:style>
    <style:style style:name="P14" style:family="paragraph" style:parent-style-name="Standard">
      <style:text-properties fo:font-size="16pt" fo:font-weight="bold" officeooo:rsid="00210a97" officeooo:paragraph-rsid="00210a97" style:font-weight-asian="bold" style:font-weight-complex="bold"/>
    </style:style>
    <style:style style:name="P15" style:family="paragraph" style:parent-style-name="Standard">
      <style:text-properties officeooo:rsid="001f563f" officeooo:paragraph-rsid="001f563f"/>
    </style:style>
    <style:style style:name="P16" style:family="paragraph" style:parent-style-name="Standard">
      <style:text-properties officeooo:rsid="00210a97" officeooo:paragraph-rsid="00210a97"/>
    </style:style>
    <style:style style:name="P17" style:family="paragraph" style:parent-style-name="Standard">
      <style:text-properties officeooo:rsid="0021d3ad" officeooo:paragraph-rsid="0021d3ad"/>
    </style:style>
    <style:style style:name="P18" style:family="paragraph" style:parent-style-name="Standard">
      <style:text-properties officeooo:rsid="0023aaba" officeooo:paragraph-rsid="0023aaba"/>
    </style:style>
    <style:style style:name="P19" style:family="paragraph" style:parent-style-name="Standard">
      <style:text-properties officeooo:rsid="0025a302" officeooo:paragraph-rsid="0025a302"/>
    </style:style>
    <style:style style:name="P20" style:family="paragraph" style:parent-style-name="Standard">
      <style:text-properties officeooo:rsid="002826af" officeooo:paragraph-rsid="002826af"/>
    </style:style>
    <style:style style:name="P21" style:family="paragraph" style:parent-style-name="Standard">
      <style:text-properties officeooo:rsid="002c5e2d" officeooo:paragraph-rsid="002c5e2d"/>
    </style:style>
    <style:style style:name="P22" style:family="paragraph" style:parent-style-name="Standard">
      <style:text-properties officeooo:rsid="002dc04f" officeooo:paragraph-rsid="001333da"/>
    </style:style>
    <style:style style:name="P23" style:family="paragraph" style:parent-style-name="Standard">
      <style:text-properties officeooo:rsid="002dc04f" officeooo:paragraph-rsid="002dc04f"/>
    </style:style>
    <style:style style:name="P24" style:family="paragraph" style:parent-style-name="Standard">
      <style:text-properties officeooo:rsid="002eb825" officeooo:paragraph-rsid="002eb825"/>
    </style:style>
    <style:style style:name="P25" style:family="paragraph" style:parent-style-name="Standard">
      <style:text-properties officeooo:rsid="0033ec48" officeooo:paragraph-rsid="0033ec48"/>
    </style:style>
    <style:style style:name="P26" style:family="paragraph" style:parent-style-name="Standard">
      <style:text-properties officeooo:rsid="00358704" officeooo:paragraph-rsid="00358704"/>
    </style:style>
    <style:style style:name="P27" style:family="paragraph" style:parent-style-name="Standard">
      <style:text-properties officeooo:rsid="0037764b" officeooo:paragraph-rsid="0038336a"/>
    </style:style>
    <style:style style:name="P28" style:family="paragraph" style:parent-style-name="Standard">
      <style:text-properties officeooo:rsid="001bafd2" officeooo:paragraph-rsid="001bafd2"/>
    </style:style>
    <style:style style:name="P29" style:family="paragraph" style:parent-style-name="Standard">
      <style:text-properties fo:font-style="normal" officeooo:rsid="001efe44" officeooo:paragraph-rsid="001efe44" style:font-style-asian="normal" style:font-style-complex="normal"/>
    </style:style>
    <style:style style:name="P30" style:family="paragraph" style:parent-style-name="Standard">
      <style:text-properties fo:font-style="normal" officeooo:rsid="002c3563" officeooo:paragraph-rsid="002c3563" style:font-style-asian="normal" style:font-style-complex="normal"/>
    </style:style>
    <style:style style:name="P31" style:family="paragraph" style:parent-style-name="Standard">
      <style:text-properties fo:font-style="normal" officeooo:rsid="001f3adb" officeooo:paragraph-rsid="001f3adb" style:font-style-asian="normal" style:font-style-complex="normal"/>
    </style:style>
    <style:style style:name="P32" style:family="paragraph" style:parent-style-name="Standard">
      <style:text-properties fo:font-style="normal" officeooo:rsid="00210a97" officeooo:paragraph-rsid="001f3adb" style:font-style-asian="normal" style:font-style-complex="normal"/>
    </style:style>
    <style:style style:name="P33" style:family="paragraph" style:parent-style-name="Standard">
      <style:text-properties fo:font-style="normal" officeooo:rsid="00210a97" officeooo:paragraph-rsid="00210a97" style:font-style-asian="normal" style:font-style-complex="normal"/>
    </style:style>
    <style:style style:name="P34" style:family="paragraph" style:parent-style-name="Standard">
      <style:text-properties fo:font-size="16pt" fo:font-weight="bold" officeooo:rsid="002c5e2d" officeooo:paragraph-rsid="001a732c" style:font-weight-asian="bold" style:font-weight-complex="bold"/>
    </style:style>
    <style:style style:name="P35" style:family="paragraph" style:parent-style-name="Standard">
      <style:text-properties officeooo:rsid="0038336a" officeooo:paragraph-rsid="0038336a"/>
    </style:style>
    <style:style style:name="T1" style:family="text">
      <style:text-properties officeooo:rsid="001333da"/>
    </style:style>
    <style:style style:name="T2" style:family="text">
      <style:text-properties officeooo:rsid="0017bf2a"/>
    </style:style>
    <style:style style:name="T3" style:family="text">
      <style:text-properties officeooo:rsid="001a732c"/>
    </style:style>
    <style:style style:name="T4" style:family="text">
      <style:text-properties officeooo:rsid="001bafd2"/>
    </style:style>
    <style:style style:name="T5" style:family="text">
      <style:text-properties officeooo:rsid="001c204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5f84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10a97" style:font-style-asian="normal" style:font-style-complex="normal"/>
    </style:style>
    <style:style style:name="T10" style:family="text">
      <style:text-properties officeooo:rsid="001d71b8"/>
    </style:style>
    <style:style style:name="T11" style:family="text">
      <style:text-properties officeooo:rsid="001f563f"/>
    </style:style>
    <style:style style:name="T12" style:family="text">
      <style:text-properties fo:font-size="16pt" fo:font-weight="bold" officeooo:rsid="001a36a5" style:font-weight-asian="bold" style:font-weight-complex="bold"/>
    </style:style>
    <style:style style:name="T13" style:family="text">
      <style:text-properties fo:font-size="16pt" fo:font-weight="bold" officeooo:rsid="00139c79" style:font-weight-asian="bold" style:font-weight-complex="bold"/>
    </style:style>
    <style:style style:name="T14" style:family="text">
      <style:text-properties officeooo:rsid="0025f845"/>
    </style:style>
    <style:style style:name="T15" style:family="text">
      <style:text-properties officeooo:rsid="002b7b9f"/>
    </style:style>
    <style:style style:name="T16" style:family="text">
      <style:text-properties officeooo:rsid="00309382"/>
    </style:style>
    <style:style style:name="T17" style:family="text">
      <style:text-properties officeooo:rsid="0035d838"/>
    </style:style>
    <style:style style:name="T18" style:family="text">
      <style:text-properties officeooo:rsid="003833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2">1. </text:span><text:span text:style-name="T13">Create Oem Image</text:span></text:p>
      <text:p text:style-name="P2"/>
      <text:p text:style-name="P5"><text:span text:style-name="T2">Tr</text:span>acking antenna <text:span text:style-name="T2">Ip </text:span>configuration</text:p>
      <text:p text:style-name="P4">trackingAntennaIPArr[0]="192.168.10.11"</text:p>
      <text:p text:style-name="P4">trackingAntennaIPArr[1]="192.168.10.12"</text:p>
      <text:p text:style-name="P4">trackingAntennaIPArr[2]="192.168.10.13"</text:p>
      <text:p text:style-name="P1"/>
      <text:p text:style-name="P6">Laptop ip configuration</text:p>
      <text:p text:style-name="P1">laptopIPArr[0]="192.168.10.21"</text:p>
      <text:p text:style-name="P1">laptopIPArr[1]="192.168.10.22"</text:p>
      <text:p text:style-name="P1">laptopIPArr[2]="192.168.10.23"</text:p>
      <text:p text:style-name="P1"/>
      <text:p text:style-name="P7">Flash on remote controller </text:p>
      <text:p text:style-name="P1"/>
      <text:p text:style-name="P13"><text:span text:style-name="T11">2:</text:span><text:span text:style-name="T1">Router Configuration :</text:span></text:p>
      <text:p text:style-name="P22"/>
      <text:p text:style-name="P3"/>
      <text:p text:style-name="P3">Open Browser :</text:p>
      <text:p text:style-name="P3">type : 192.168.10.1 or 192.168.1.1</text:p>
      <text:p text:style-name="P3"/>
      <text:p text:style-name="P23">i) Change name of the router</text:p>
      <text:p text:style-name="P24">Basic &gt; Wireless &gt; Set name : <text:span text:style-name="T9">RM/MR10_X8/23/19</text:span></text:p>
      <text:p text:style-name="P24"><text:span text:style-name="T9">c</text:span><text:span text:style-name="T8">lick on Save.</text:span></text:p>
      <text:p text:style-name="P15"/>
      <text:p text:style-name="P15"><text:span text:style-name="T16">ii) </text:span>Do all the ips static using router.</text:p>
      <text:p text:style-name="P15"/>
      <text:p text:style-name="P20">Advance Setting &gt; Network &gt; LAN Settings </text:p>
      <text:p text:style-name="P25">click on Add &gt; Scan &gt; modify the ip</text:p>
      <text:p text:style-name="P25">below address will be configured </text:p>
      <text:p text:style-name="P19"><text:span text:style-name="T6">Router ip:</text:span> 192.168.10.1</text:p>
      <text:p text:style-name="P19"><text:span text:style-name="T6">Coral Tracking antenna ip:</text:span> 192.168.10.11</text:p>
      <text:p text:style-name="P19"><text:span text:style-name="T6">Laptop Ip:</text:span> 192.168.10.21</text:p>
      <text:p text:style-name="P19"><text:span text:style-name="T6">Remote Controller </text:span><text:span text:style-name="T7">(Herelink)</text:span><text:span text:style-name="T14"> </text:span>: 192.168.10.31</text:p>
      <text:p text:style-name="P19"/>
      <text:p text:style-name="P15"/>
      <text:p text:style-name="P14">3. Coral Configuration</text:p>
      <text:p text:style-name="P3"/>
      <text:p text:style-name="P8">Coral is creating Hotspot so It was not connecting with Wifi. <text:span text:style-name="T3">So we have to comment in hotspot configuration.</text:span></text:p>
      <text:p text:style-name="P9">Open coral using ssh.</text:p>
      <text:p text:style-name="P9">Suppose coral ip is : 192.168.10.110</text:p>
      <text:p text:style-name="P8"/>
      <text:p text:style-name="P8"><text:span text:style-name="T4">Linux terminal : </text:span><text:a xlink:type="simple" xlink:href="mailto:ssh@192.168.10.110" text:style-name="Internet_20_link" text:visited-style-name="Visited_20_Internet_20_Link"><text:span text:style-name="T4">ssh@192.168.10.110</text:span></text:a></text:p>
      <text:p text:style-name="P9">or </text:p>
      <text:p text:style-name="P8"><text:span text:style-name="T3"><text:s/></text:span><text:span text:style-name="T5">open connect with HDMI and keyboard and mouse </text:span></text:p>
      <text:p text:style-name="P10">and type </text:p>
      <text:p text:style-name="P10">$ifconfig</text:p>
      <text:p text:style-name="P10"/>
      <text:p text:style-name="P10">//<text:span text:style-name="T15">commect all the code written inside the file</text:span></text:p>
      <text:p text:style-name="P11">coral home $ sudo nano /etc/hostapd/hostapd.conf</text:p>
      <text:p text:style-name="P11">coral home $ sudo nano /<text:span text:style-name="T10">etc/dnsmasq.conf</text:span></text:p>
      <text:p text:style-name="P12"><text:soft-page-break/>coral home $ sudo nano /etc/<text:span text:style-name="T6">network</text:span><text:span text:style-name="T8">/interfaces</text:span></text:p>
      <text:p text:style-name="P29"/>
      <text:p text:style-name="P30">coral home$ reboot</text:p>
      <text:p text:style-name="P29"/>
      <text:p text:style-name="P31">coral home$ nmtui </text:p>
      <text:p text:style-name="P31">Activate connection</text:p>
      <text:p text:style-name="P32"/>
      <text:p text:style-name="P33">Wireless connection &gt; select : &gt;</text:p>
      <text:p text:style-name="P33">SSID : <text:s text:c="2"/>RM/MR10_X8/23/19</text:p>
      <text:p text:style-name="P16">Security : WPA &amp; WPA2 Personal</text:p>
      <text:p text:style-name="P16"/>
      <text:p text:style-name="P17">[X] Automatically Connect</text:p>
      <text:p text:style-name="P17">[X] Available to all users</text:p>
      <text:p text:style-name="P18">click on OK</text:p>
      <text:p text:style-name="P18"/>
      <text:p text:style-name="P18"/>
      <text:p text:style-name="P18"/>
      <text:p text:style-name="P34">4. MFO configuration for laptop data and video</text:p>
      <text:p text:style-name="P21">Connect laptop with <text:span text:style-name="T9">RM/MR10_X8/23/19</text:span> </text:p>
      <text:p text:style-name="P26">Settings &gt; Commlinks &gt; Add &gt; </text:p>
      <text:p text:style-name="P26"><text:span text:style-name="T17">Drop Down: </text:span>UDP</text:p>
      <text:p text:style-name="P26"><text:span text:style-name="T17">Listening Port : </text:span>23001 </text:p>
      <text:p text:style-name="P3"/>
      <text:p text:style-name="P26">Connect the com port and then connect </text:p>
      <text:p text:style-name="P26"/>
      <text:p text:style-name="P27">Issue : Slow data transfer on e-GCS(laptop AppImage)</text:p>
      <text:p text:style-name="P35">Reason : During <text:s/>the communication the Component id are the same laptop and herelink RC. So we have to change the id.</text:p>
      <text:p text:style-name="P27"><text:span text:style-name="T18">Settings &gt; MAVLink &gt; 254</text:span>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6:59:25.406124509</meta:creation-date>
    <meta:generator>LibreOffice/6.4.7.2$Linux_X86_64 LibreOffice_project/40$Build-2</meta:generator>
    <dc:date>2023-03-07T11:51:59.356151577</dc:date>
    <meta:editing-duration>PT1H24M32S</meta:editing-duration>
    <meta:editing-cycles>54</meta:editing-cycles>
    <meta:document-statistic meta:table-count="0" meta:image-count="0" meta:object-count="0" meta:page-count="2" meta:paragraph-count="55" meta:word-count="269" meta:character-count="1804" meta:non-whitespace-character-count="1574"/>
  </office:meta>
</office:document-meta>
</file>